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0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94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style-name="Regular" style:font-pitch="variable" fo:font-size="10.5pt" style:font-size-asian="18pt" style:font-size-complex="18pt"/>
    </style:style>
    <style:style style:name="P3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86cm" svg:height="1.066cm" svg:x="2.255cm" svg:y="1.2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39cm" svg:y1="1.372cm" svg:x2="2.255cm" svg:y2="1.372cm">
          <text:p/>
        </draw:line>
        <draw:line draw:style-name="gr3" draw:text-style-name="P1" draw:layer="layout" svg:x1="1.239cm" svg:y1="2.114cm" svg:x2="2.255cm" svg:y2="2.114cm">
          <text:p/>
        </draw:line>
        <draw:line draw:style-name="gr3" draw:text-style-name="P1" draw:layer="layout" svg:x1="7.822cm" svg:y1="1.334cm" svg:x2="6.441cm" svg:y2="1.341cm">
          <text:p/>
        </draw:line>
        <draw:line draw:style-name="gr3" draw:text-style-name="P1" draw:layer="layout" svg:x1="7.822cm" svg:y1="2.106cm" svg:x2="6.441cm" svg:y2="2.124cm">
          <text:p/>
        </draw:line>
        <draw:frame draw:style-name="gr4" draw:layer="layout" svg:width="0.324cm" svg:height="0.469cm" svg:x="1.402cm" svg:y="0.4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.269cm" svg:y1="1.067cm" svg:x2="2.245cm" svg:y2="1.067cm">
          <text:p/>
        </draw:line>
        <draw:line draw:style-name="gr5" draw:text-style-name="P1" draw:layer="layout" svg:x1="6.867cm" svg:y1="1.131cm" svg:x2="7.669cm" svg:y2="1.131cm">
          <text:p/>
        </draw:line>
        <draw:frame draw:style-name="gr4" draw:layer="layout" svg:width="0.854cm" svg:height="0.529cm" svg:x="6.247cm" svg:y="0.4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395cm" svg:height="0.469cm" svg:x="0.792cm" svg:y="1.4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425cm" svg:height="0.469cm" svg:x="7.883cm" svg:y="1.4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875cm" svg:height="0.962cm" svg:x="7.68cm" svg:y="0.822cm">
          <draw:text-box>
            <text:p>+</text:p>
          </draw:text-box>
        </draw:frame>
        <draw:frame draw:style-name="gr7" draw:layer="layout" svg:width="0.375cm" svg:height="0.962cm" svg:x="0.66cm" svg:y="0.884cm">
          <draw:text-box>
            <text:p>+</text:p>
          </draw:text-box>
        </draw:frame>
        <draw:frame draw:style-name="gr6" draw:layer="layout" svg:width="0.714cm" svg:height="0.962cm" svg:x="7.741cm" svg:y="1.588cm">
          <draw:text-box>
            <text:p>-</text:p>
          </draw:text-box>
        </draw:frame>
        <draw:frame draw:style-name="gr8" draw:layer="layout" svg:width="0.714cm" svg:height="0.962cm" svg:x="0.66cm" svg:y="1.618cm">
          <draw:text-box>
            <text:p>-</text:p>
          </draw:text-box>
        </draw:frame>
        <draw:frame draw:style-name="gr6" draw:text-style-name="P2" draw:layer="layout" svg:width="1.48cm" svg:height="0.823cm" svg:x="0.619cm" svg:y="2.5cm">
          <draw:text-box>
            <text:p><text:span text:style-name="T1">برقی سرا</text:span></text:p>
          </draw:text-box>
        </draw:frame>
        <draw:frame draw:style-name="gr6" draw:text-style-name="P3" draw:layer="layout" svg:width="1.857cm" svg:height="0.823cm" svg:x="6.197cm" svg:y="2.49cm">
          <draw:text-box>
            <text:p><text:span text:style-name="T1">میکانی سرا</text:span></text:p>
          </draw:text-box>
        </draw:frame>
        <draw:frame draw:style-name="gr9" draw:text-style-name="P5" draw:layer="layout" svg:width="3.972cm" svg:height="1.141cm" svg:x="2.285cm" svg:y="1.179cm">
          <draw:text-box>
            <text:p text:style-name="P4"><text:span text:style-name="T2">توانائی نہ ضائع کرنے والا مقناطیسی توانائی سٹور کرنے کا نظا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22T16:12:47</dc:date>
    <dc:creator>khalid khan</dc:creator>
    <meta:editing-duration>PT00H54M21S</meta:editing-duration>
    <meta:editing-cycles>9</meta:editing-cycles>
    <meta:generator>OpenOffice.org/3.1$Linux OpenOffice.org_project/310m19$Build-9420</meta:generator>
    <meta:document-statistic meta:object-count="1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